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ylesheet3">
      <style:graphic-properties draw:auto-grow-height="true" draw:auto-grow-width="false" fo:min-height="3.162cm" loext:decorative="false"/>
      <style:paragraph-properties style:writing-mode="lr-tb"/>
    </style:style>
    <style:style style:name="gr3" style:family="graphic" style:parent-style-name="Stylesheet4">
      <style:graphic-properties draw:auto-grow-height="true" draw:auto-grow-width="false" fo:min-height="3.325cm" loext:decorative="false"/>
      <style:paragraph-properties style:writing-mode="lr-tb"/>
    </style:style>
    <style:style style:name="gr4" style:family="graphic" style:parent-style-name="Stylesheet4">
      <style:graphic-properties draw:auto-grow-height="true" draw:auto-grow-width="false" fo:min-height="1.035cm" loext:decorative="false"/>
      <style:paragraph-properties style:writing-mode="lr-tb"/>
    </style:style>
    <style:style style:name="gr5" style:family="graphic" style:parent-style-name="Stylesheet4">
      <style:graphic-properties draw:fill="solid" draw:fill-color="#dcdcdc" draw:auto-grow-height="true" draw:auto-grow-width="false" fo:min-height="2.557cm" loext:decorative="false"/>
      <style:paragraph-properties style:writing-mode="lr-tb"/>
    </style:style>
    <style:style style:name="gr6" style:family="graphic" style:parent-style-name="Stylesheet4">
      <style:graphic-properties draw:auto-grow-height="true" draw:auto-grow-width="false" fo:min-height="1.483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52cm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4.384cm" fo:padding-top="0.125cm" fo:padding-bottom="0.125cm" fo:padding-left="0.25cm" fo:padding-right="0.25cm" loext:decorative="false"/>
    </style:style>
    <style:style style:name="gr11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255cm" loext:decorative="false"/>
      <style:paragraph-properties style:writing-mode="lr-tb"/>
    </style:style>
    <style:style style:name="gr12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79cm" fo:min-width="3.533cm" fo:padding-top="0.125cm" fo:padding-bottom="0.125cm" fo:padding-left="0.25cm" fo:padding-right="0.25cm" loext:decorative="false"/>
    </style:style>
    <style:style style:name="gr13" style:family="graphic" style:parent-style-name="function">
      <style:graphic-properties loext:decorative="false"/>
    </style:style>
    <style:style style:name="gr14" style:family="graphic" style:parent-style-name="Example">
      <style:graphic-properties draw:textarea-horizontal-align="center" fo:min-height="0cm" fo:min-width="0cm" style:writing-mode="lr-tb" loext:decorative="false"/>
      <style:paragraph-properties style:writing-mode="lr-tb"/>
    </style:style>
    <style:style style:name="gr15" style:family="graphic" style:parent-style-name="Stylesheet4">
      <style:graphic-properties draw:fill="solid" draw:fill-color="#dcdcdc" draw:auto-grow-height="true" draw:auto-grow-width="false" fo:min-height="2.744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945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436cm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1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1.853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7.444cm" fo:padding-top="0.125cm" fo:padding-bottom="0.125cm" fo:padding-left="0.25cm" fo:padding-right="0.25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F_26_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F_26_O-outline1">
      <style:graphic-properties fo:min-height="8.884cm" loext:decorative="false"/>
      <style:paragraph-properties style:writing-mode="lr-tb"/>
    </style:style>
    <style:style style:name="pr5" style:family="presentation" style:parent-style-name="F_26_O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749cm" style:use-optimal-column-width="false"/>
    </style:style>
    <style:style style:name="co2" style:family="table-column">
      <style:table-column-properties style:column-width="9.501cm" style:use-optimal-column-width="false"/>
    </style:style>
    <style:style style:name="co3" style:family="table-column">
      <style:table-column-properties style:column-width="8.636cm" style:use-optimal-column-width="false"/>
    </style:style>
    <style:style style:name="co4" style:family="table-column">
      <style:table-column-properties style:column-width="10.884cm" style:use-optimal-column-width="false"/>
    </style:style>
    <style:style style:name="co5" style:family="table-column">
      <style:table-column-properties style:column-width="9.274cm" style:use-optimal-column-width="false"/>
    </style:style>
    <style:style style:name="co6" style:family="table-column">
      <style:table-column-properties style:column-width="5.728cm" style:use-optimal-column-width="false"/>
    </style:style>
    <style:style style:name="co7" style:family="table-column">
      <style:table-column-properties style:column-width="7.106cm" style:use-optimal-column-width="false"/>
    </style:style>
    <style:style style:name="co8" style:family="table-column">
      <style:table-column-properties style:column-width="10.229cm" style:use-optimal-column-width="false"/>
    </style:style>
    <style:style style:name="co9" style:family="table-column">
      <style:table-column-properties style:column-width="8.551cm" style:use-optimal-column-width="false"/>
    </style:style>
    <style:style style:name="co10" style:family="table-column">
      <style:table-column-properties style:column-width="9.328cm" style:use-optimal-column-width="false"/>
    </style:style>
    <style:style style:name="co11" style:family="table-column">
      <style:table-column-properties style:column-width="9.807cm" style:use-optimal-column-width="false"/>
    </style:style>
    <style:style style:name="co12" style:family="table-column">
      <style:table-column-properties style:column-width="7.65cm" style:use-optimal-column-width="false"/>
    </style:style>
    <style:style style:name="co13" style:family="table-column">
      <style:table-column-properties style:column-width="9.629cm" style:use-optimal-column-width="false"/>
    </style:style>
    <style:style style:name="co14" style:family="table-column">
      <style:table-column-properties style:column-width="9.506cm" style:use-optimal-column-width="false"/>
    </style:style>
    <style:style style:name="co15" style:family="table-column">
      <style:table-column-properties style:column-width="10.665cm" style:use-optimal-column-width="false"/>
    </style:style>
    <style:style style:name="co16" style:family="table-column">
      <style:table-column-properties style:column-width="8.47cm" style:use-optimal-column-width="false"/>
    </style:style>
    <style:style style:name="co17" style:family="table-column">
      <style:table-column-properties style:column-width="8.442cm" style:use-optimal-column-width="false"/>
    </style:style>
    <style:style style:name="co18" style:family="table-column">
      <style:table-column-properties style:column-width="9.015cm" style:use-optimal-column-width="false"/>
    </style:style>
    <style:style style:name="co19" style:family="table-column">
      <style:table-column-properties style:column-width="9.479cm" style:use-optimal-column-width="false"/>
    </style:style>
    <style:style style:name="co20" style:family="table-column">
      <style:table-column-properties style:column-width="7.978cm" style:use-optimal-column-width="false"/>
    </style:style>
    <style:style style:name="co21" style:family="table-column">
      <style:table-column-properties style:column-width="7.706cm" style:use-optimal-column-width="false"/>
    </style:style>
    <style:style style:name="co22" style:family="table-column">
      <style:table-column-properties style:column-width="9.751cm" style:use-optimal-column-width="false"/>
    </style:style>
    <style:style style:name="co23" style:family="table-column">
      <style:table-column-properties style:column-width="7.638cm" style:use-optimal-column-width="false"/>
    </style:style>
    <style:style style:name="co24" style:family="table-column">
      <style:table-column-properties style:column-width="9.819cm" style:use-optimal-column-width="false"/>
    </style:style>
    <style:style style:name="co25" style:family="table-column">
      <style:table-column-properties style:column-width="8.06cm" style:use-optimal-column-width="false"/>
    </style:style>
    <style:style style:name="co26" style:family="table-column">
      <style:table-column-properties style:column-width="11.075cm" style:use-optimal-column-width="false"/>
    </style:style>
    <style:style style:name="co27" style:family="table-column">
      <style:table-column-properties style:column-width="7.979cm" style:use-optimal-column-width="false"/>
    </style:style>
    <style:style style:name="co28" style:family="table-column">
      <style:table-column-properties style:column-width="11.36cm" style:use-optimal-column-width="false"/>
    </style:style>
    <style:style style:name="co29" style:family="table-column">
      <style:table-column-properties style:column-width="7.446cm" style:use-optimal-column-width="false"/>
    </style:style>
    <style:style style:name="co30" style:family="table-column">
      <style:table-column-properties style:column-width="7.201cm" style:use-optimal-column-width="false"/>
    </style:style>
    <style:style style:name="co31" style:family="table-column">
      <style:table-column-properties style:column-width="12.138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0.921cm" style:use-optimal-row-height="false"/>
    </style:style>
    <style:style style:name="ce1" style:family="table-cell">
      <style:text-properties style:font-name="Liberation Mono" fo:font-weight="bold" style:font-weight-asian="bold" style:font-weight-complex="bold"/>
    </style:style>
    <style:style style:name="ce2" style:family="table-cell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3" style:family="table-cell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" style:family="table-cell">
      <style:text-properties style:font-name="Liberation Sans" fo:font-weight="normal" style:font-weight-asian="normal" style:font-weight-complex="normal"/>
    </style:style>
    <style:style style:name="ce5" style:family="table-cell">
      <loext:graphic-properties draw:fill="solid" draw:fill-color="#ffc0cb"/>
      <style:text-properties style:font-name="Liberation Mono" fo:font-weight="bold" style:font-weight-asian="bold" style:font-weight-complex="bold"/>
    </style:style>
    <style:style style:name="ce6" style:family="table-cell">
      <loext:graphic-properties draw:fill="solid" draw:fill-color="#ffc0cb"/>
      <style:text-properties style:font-name="Liberation Sans" fo:font-weight="normal" style:font-weight-asian="normal" style:font-weight-complex="normal"/>
    </style:style>
    <style:style style:name="ce7" style:family="table-cell">
      <loext:graphic-properties draw:fill="solid" draw:fill-color="#ffc0cb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8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10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style:paragraph-properties fo:border-left="0.28pt solid #000000" fo:border-right="none" fo:border-top="0.28pt solid #000000" fo:border-bottom="0.28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13" style:family="table-cell">
      <loext:graphic-properties draw:fill="none" loext:fill-use-slide-background="false"/>
      <style:paragraph-properties fo:border="0.03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14" style:family="table-cell">
      <style:paragraph-properties fo:border-left="0.28pt solid #000000" fo:border-right="0.28pt solid #000000" fo:border-top="none" fo:border-bottom="0.28pt solid #000000"/>
      <style:text-properties style:font-name="Liberation Mono" fo:font-size="18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style:font-size-asian="16pt" style:font-size-complex="16pt"/>
    </style:style>
    <style:style style:name="P4" style:family="paragraph">
      <loext:graphic-properties draw:fill="solid" draw:fill-color="#dcdcdc"/>
      <style:text-properties style:font-size-asian="16pt" style:font-size-complex="16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Mono" fo:font-weight="bold" style:font-weight-asian="bold" style:font-weight-complex="bold"/>
    </style:style>
    <style:style style:name="P10" style:family="paragraph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Mono" fo:font-weight="bold" style:font-weight-asian="bold" style:font-weight-complex="bold"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weight="normal" style:font-weight-asian="normal" style:font-weight-complex="normal" fo:hyphenate="false" loext:hyphenation-no-caps="false" loext:hyphenation-no-last-word="false"/>
    </style:style>
    <style:style style:name="P15" style:family="paragraph">
      <style:text-properties style:font-name="Liberation Sans" fo:font-weight="normal" style:font-weight-asian="normal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text-properties fo:font-size="14pt" style:font-size-asian="16pt" style:font-size-complex="16pt"/>
    </style:style>
    <style:style style:name="P21" style:family="paragraph">
      <loext:graphic-properties draw:fill="solid" draw:fill-color="#dcdcdc"/>
      <style:text-properties fo:font-size="14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" fo:font-size="16pt" style:font-size-asian="16pt" style:font-size-complex="16pt"/>
    </style:style>
    <style:style style:name="T5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Mono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style:font-name="Liberation Mono" fo:font-size="18pt" fo:font-weight="bold" style:font-weight-asian="bold" style:font-weight-complex="bold"/>
    </style:style>
    <style:style style:name="T10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style:font-name="Liberation Mono" fo:font-weight="bold" style:font-weight-asian="bold" style:font-weight-complex="bold"/>
    </style:style>
    <style:style style:name="T13" style:family="text">
      <style:text-properties style:font-name="Liberation Sans1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4" style:family="text">
      <style:text-properties style:use-window-font-color="true" loext:opacity="0%"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5" style:family="text">
      <style:text-properties style:use-window-font-color="true" loext:opacity="0%" style:font-name="Liberation Sans" fo:font-size="16pt" fo:font-weight="normal" style:letter-kerning="true" style:font-name-asian="Microsoft YaHei" style:font-size-asian="16pt" style:font-weight-asian="normal" style:font-name-complex="Lucida Sans" style:font-size-complex="16pt" style:font-weight-complex="normal"/>
    </style:style>
    <style:style style:name="T16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Sans" fo:font-weight="normal" style:font-weight-asian="normal" style:font-weight-complex="normal"/>
    </style:style>
    <style:style style:name="T20" style:family="text">
      <style:text-properties style:font-name="Liberation Mono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6pt" style:font-weight-asian="normal" style:font-name-complex="Tahoma" style:font-size-complex="16pt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loext:opacity="0%" style:font-name="Liberation Mono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T25" style:family="text">
      <style:text-properties style:font-name="Liberation Mono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26" style:family="text">
      <style:text-properties style:use-window-font-color="true" loext:opacity="0%" style:font-name="Liberation Mono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italic" style:font-weight-asian="normal" style:font-name-complex="Lucida 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Liberation Sans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Functions &amp; Operators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_26_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Path</text:span> File and Binary modules<text:line-break/>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Argument names are <text:span text:style-name="T2">now significant</text:span><text:span text:style-name="T2"><text:line-break/></text:span>(static function calls with argument keyword)</text:p>
              </text:list-item>
              <text:list-item>
                <text:p>Consistency improv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ptional arguments</text:p>
          </draw:text-box>
        </draw:frame>
        <draw:frame presentation:style-name="pr4" draw:text-style-name="P2" draw:layer="layout" svg:width="25.505cm" svg:height="1.19cm" svg:x="1.103cm" svg:y="3.477cm" presentation:class="outline" presentation:user-transformed="true">
          <draw:text-box>
            <text:p text:style-name="P2"><text:span text:style-name="T3">Multiple-arity functions now defined with optional arguments:</text:span></text:p>
          </draw:text-box>
        </draw:frame>
        <draw:frame draw:style-name="gr2" draw:text-style-name="P3" draw:layer="layout" svg:width="18.908cm" svg:height="3.796cm" svg:x="0.952cm" svg:y="5.127cm">
          <draw:text-box>
            <text:p text:style-name="P3"><text:span text:style-name="T4">fn:deep-equal($parameter1 as item()*,</text:span><text:span text:style-name="T4"><text:line-break/></text:span><text:span text:style-name="T4"> <text:s text:c="13"/>$parameter2 as item()*) as xs:boolean</text:span></text:p>
            <text:p text:style-name="P3"><text:span text:style-name="T4">fn:deep-equal($parameter1 as item()*,</text:span><text:span text:style-name="T4"><text:line-break/></text:span><text:span text:style-name="T4"> <text:s text:c="13"/>$parameter2 as item()*,</text:span><text:span text:style-name="T4"><text:line-break/></text:span><text:span text:style-name="T4"> <text:s text:c="13"/>$collation as xs:string) as xs:boolean</text:span></text:p>
          </draw:text-box>
        </draw:frame>
        <draw:frame draw:style-name="gr3" draw:text-style-name="P3" draw:layer="layout" svg:width="14.923cm" svg:height="3.925cm" svg:x="7.939cm" svg:y="9.527cm">
          <draw:text-box>
            <text:p text:style-name="P3"><text:span text:style-name="T4">fn:deep-equal(</text:span></text:p>
            <text:p text:style-name="P3"><text:span text:style-name="T4"><text:s text:c="2"/>$input1 as item()*,</text:span><text:span text:style-name="T4"><text:line-break/></text:span><text:span text:style-name="T4"> <text:s/>$input2 as item()*,</text:span><text:span text:style-name="T4"><text:tab/></text:span></text:p>
            <text:p text:style-name="P3"><text:span text:style-name="T4"><text:s text:c="2"/>$options as (xs:string | map(*))? := {}</text:span></text:p>
            <text:p text:style-name="P3"><text:span text:style-name="T4">) as xs:boolea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454cm" svg:height="3.473cm" svg:x="4.145cm" svg:y="0.206cm" presentation:class="title" presentation:user-transformed="true">
          <draw:text-box>
            <text:p>Keyword arguments in static function calls</text:p>
          </draw:text-box>
        </draw:frame>
        <draw:frame presentation:style-name="pr4" draw:text-style-name="P2" draw:layer="layout" svg:width="3.996cm" svg:height="2.528cm" svg:x="0.85cm" svg:y="4.918cm" presentation:class="outline" presentation:user-transformed="true">
          <draw:text-box>
            <text:p text:style-name="P2"><text:span text:style-name="T3">Argument names are now significant:</text:span></text:p>
          </draw:text-box>
        </draw:frame>
        <draw:frame draw:style-name="gr4" draw:text-style-name="P3" draw:layer="layout" svg:width="15.487cm" svg:height="1.879cm" svg:x="11.417cm" svg:y="12.144cm">
          <draw:text-box>
            <text:p text:style-name="P3"><text:span text:style-name="T4">fn:sort(//employee,fn:default-collation(),</text:span></text:p>
            <text:p text:style-name="P3"><text:span text:style-name="T4"><text:s text:c="8"/>fn($e) { xs:decimal($e/salary) })</text:span></text:p>
          </draw:text-box>
        </draw:frame>
        <draw:frame draw:style-name="gr5" draw:text-style-name="P4" draw:layer="layout" svg:width="21.166cm" svg:height="3.157cm" svg:x="4.755cm" svg:y="4.578cm">
          <draw:text-box>
            <text:p text:style-name="P3"><text:span text:style-name="T5">fn:sort</text:span><text:span text:style-name="T4">( $input as item()*,</text:span><text:span text:style-name="T4"><text:tab/></text:span></text:p>
            <text:p text:style-name="P3"><text:span text:style-name="T4"><text:s text:c="9"/>$collation as xs:string?</text:span><text:span text:style-name="T4"><text:tab/></text:span><text:span text:style-name="T4">:= fn:default-collation(),</text:span></text:p>
            <text:p text:style-name="P3"><text:span text:style-name="T4"><text:s text:c="9"/>$key as fn(item()) as xs:anyAtomicType*</text:span><text:span text:style-name="T4"><text:tab/></text:span><text:span text:style-name="T4">:= fn:data#1</text:span></text:p>
            <text:p text:style-name="P3"><text:span text:style-name="T4">) as item()*</text:span></text:p>
          </draw:text-box>
        </draw:frame>
        <draw:frame draw:style-name="gr6" draw:text-style-name="P5" draw:layer="layout" svg:width="17.97cm" svg:height="2.083cm" svg:x="0.729cm" svg:y="9.556cm">
          <draw:text-box>
            <text:p text:style-name="P5"><text:span text:style-name="T6">sort(//employee,</text:span></text:p>
            <text:p text:style-name="P5"><text:span text:style-name="T6"><text:s text:c="5"/>key := fn($e) { xs:decimal($e/salary) })</text:span></text:p>
          </draw:text-box>
        </draw:frame>
        <draw:g draw:style-name="gr7">
          <draw:frame draw:style-name="gr8" draw:text-style-name="P7" xml:id="id1" draw:id="id1" draw:layer="layout" svg:width="4.812cm" svg:height="1.505cm" svg:x="2.826cm" svg:y="12.17cm">
            <draw:text-box>
              <text:p text:style-name="P6"><text:span text:style-name="T7">Arguments by keyword</text:span></text:p>
            </draw:text-box>
          </draw:frame>
          <draw:connector draw:style-name="gr9" draw:text-style-name="P8" draw:layer="layout" draw:type="line" svg:x1="5.232cm" svg:y1="12.17cm" svg:x2="10.353cm" svg:y2="11.326cm" draw:start-shape="id1" draw:start-glue-point="0" draw:end-shape="id2" draw:end-glue-point="2" svg:d="M5232 12170l5121-844" svg:viewBox="0 0 5122 845">
            <text:p/>
          </draw:connector>
          <draw:custom-shape draw:style-name="gr10" draw:text-style-name="P8" xml:id="id2" draw:id="id2" draw:layer="layout" svg:width="14.968cm" svg:height="0.862cm" svg:x="2.869cm" svg:y="10.4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draw:g draw:style-name="gr7">
          <draw:frame draw:style-name="gr11" draw:text-style-name="P7" xml:id="id3" draw:id="id3" draw:layer="layout" svg:width="4.04cm" svg:height="1.505cm" svg:x="6.573cm" svg:y="8.129cm">
            <draw:text-box>
              <text:p text:style-name="P6"><text:span text:style-name="T7">Arguments by position</text:span></text:p>
            </draw:text-box>
          </draw:frame>
          <draw:connector draw:style-name="gr9" draw:text-style-name="P8" draw:layer="layout" draw:type="line" svg:x1="6.573cm" svg:y1="8.881cm" svg:x2="4.991cm" svg:y2="9.749cm" draw:start-shape="id3" draw:end-shape="id4" draw:end-glue-point="0" svg:d="M6573 8881l-1582 868" svg:viewBox="0 0 1583 869">
            <text:p/>
          </draw:connector>
          <draw:custom-shape draw:style-name="gr12" draw:text-style-name="P8" xml:id="id4" draw:id="id4" draw:layer="layout" svg:width="4.101cm" svg:height="0.697cm" svg:x="2.941cm" svg:y="9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<text:span text:style-name="T8">General Functions on Sequences</text:span></text:p>
          </draw:text-box>
        </draw:frame>
        <draw:frame draw:style-name="gr13" draw:layer="layout" svg:width="25.885cm" svg:height="9.094cm" svg:x="1.186cm" svg:y="4.4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<text:span text:style-name="T9">fn:foot()</text:span></text:p>
              </table:table-cell>
              <table:table-cell>
                <text:p text:style-name="P10"><text:span text:style-name="T10">The last of a sequence</text:span></text:p>
              </table:table-cell>
              <table:table-cell>
                <text:p text:style-name="P10"><text:span text:style-name="T11">cf</text:span><text:span text:style-name="T10"> </text:span><text:span text:style-name="T5">fn:head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fn:trunk()</text:span></text:p>
              </table:table-cell>
              <table:table-cell>
                <text:p text:style-name="P10"><text:span text:style-name="T10">All but the last</text:span></text:p>
              </table:table-cell>
              <table:table-cell>
                <text:p text:style-name="P10"><text:span text:style-name="T11">cf</text:span><text:span text:style-name="T10"> </text:span><text:span text:style-name="T5">fn:tail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fn:identity()</text:span></text:p>
              </table:table-cell>
              <table:table-cell>
                <text:p text:style-name="P10"><text:span text:style-name="T10">Passes argument unchanged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9">fn:void()</text:span></text:p>
              </table:table-cell>
              <table:table-cell>
                <text:p text:style-name="P10"><text:span text:style-name="T10">Consumes the argument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9">fn:items-at()</text:span></text:p>
              </table:table-cell>
              <table:table-cell>
                <text:p text:style-name="P10"><text:span text:style-name="T10">Items from selected positions</text:span></text:p>
              </table:table-cell>
              <table:table-cell>
                <text:p text:style-name="P10"><text:span text:style-name="T10">Can be any order and have duplicates</text:span></text:p>
              </table:table-cell>
            </table:table-row>
            <table:table-row table:style-name="ro1">
              <table:table-cell table:style-name="ce1">
                <text:p text:style-name="P9"><text:span text:style-name="T9">fn:replicate()</text:span></text:p>
              </table:table-cell>
              <table:table-cell table:style-name="ce2">
                <text:p text:style-name="P10"><text:span text:style-name="T10">Multiple copies of a sequence</text:span></text:p>
              </table:table-cell>
              <table:table-cell table:style-name="ce3">
                <text:p text:style-name="P11"><text:span text:style-name="T5">(1 to $count) ! $input 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fn:sequence-join()</text:span></text:p>
              </table:table-cell>
              <table:table-cell>
                <text:p text:style-name="P10"><text:span text:style-name="T10">Insert separator between adjacent item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9">fn:slice()</text:span></text:p>
              </table:table-cell>
              <table:table-cell>
                <text:p text:style-name="P10"><text:span text:style-name="T10">Subsequence with ‘step/stride’</text:span></text:p>
              </table:table-cell>
              <table:table-cell>
                <text:p text:style-name="P10"><text:span text:style-name="T10">Can be in reverse</text:span></text:p>
                <text:p text:style-name="P10"><text:span text:style-name="T11">cf</text:span><text:span text:style-name="T10"> Javascript/Pyth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Comparison Functions</text:p>
          </draw:text-box>
        </draw:frame>
        <draw:frame draw:style-name="gr13" draw:layer="layout" svg:width="25.885cm" svg:height="9.675cm" svg:x="1.09cm" svg:y="4.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9"><text:span text:style-name="T12">fn:atomic-equal()</text:span></text:p>
              </table:table-cell>
              <table:table-cell>
                <text:p text:style-name="P10"><text:span text:style-name="T10">(Coerced) type/value equality</text:span></text:p>
              </table:table-cell>
              <table:table-cell>
                <text:p text:style-name="P10"><text:span text:style-name="T13">≡</text:span><text:span text:style-name="T10"> comparing map key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contains-subsequence()</text:span></text:p>
              </table:table-cell>
              <table:table-cell>
                <text:p text:style-name="P10"><text:span text:style-name="T10">One sequence contains a given contiguous subsequence</text:span></text:p>
              </table:table-cell>
              <table:table-cell>
                <text:p text:style-name="P10"><text:span text:style-name="T10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duplicate-values()</text:span></text:p>
              </table:table-cell>
              <table:table-cell>
                <text:p text:style-name="P10"><text:span text:style-name="T11">Values</text:span><text:span text:style-name="T10"> that appear more than onc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ends-with-subsequence()</text:span></text:p>
              </table:table-cell>
              <table:table-cell>
                <text:p text:style-name="P10"><text:span text:style-name="T10">One sequence finishes with a given contiguous subsequence</text:span></text:p>
              </table:table-cell>
              <table:table-cell>
                <text:p text:style-name="P10"><text:span text:style-name="T10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2">fn:starts-with-subsequence()</text:span></text:p>
              </table:table-cell>
              <table:table-cell>
                <text:p text:style-name="P10"><text:span text:style-name="T10">One sequence starts with a given contiguous subsequence</text:span></text:p>
              </table:table-cell>
              <table:table-cell>
                <text:p text:style-name="P13"><text:span text:style-name="T10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all-equal()</text:span></text:p>
              </table:table-cell>
              <table:table-cell>
                <text:p text:style-name="P10"><text:span text:style-name="T10">All items have equal atomic value</text:span></text:p>
              </table:table-cell>
              <table:table-cell>
                <text:p text:style-name="P10"><text:span text:style-name="T10">Used-suppliable collation</text:span></text:p>
              </table:table-cell>
            </table:table-row>
            <table:table-row table:style-name="ro1">
              <table:table-cell table:style-name="ce1">
                <text:p text:style-name="P9"><text:span text:style-name="T12">fn:all-different()</text:span></text:p>
              </table:table-cell>
              <table:table-cell table:style-name="ce4">
                <text:p text:style-name="P14"><text:span text:style-name="T10">No two items have equal atomic value</text:span></text:p>
              </table:table-cell>
              <table:table-cell table:style-name="ce2">
                <text:p text:style-name="P10"><text:span text:style-name="T10">Used-suppliable coll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</text:p>
          </draw:text-box>
        </draw:frame>
        <draw:frame draw:style-name="gr13" draw:layer="layout" svg:width="25.885cm" svg:height="7.832cm" svg:x="1.09cm" svg:y="4.3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 text:style-name="P9"><text:span text:style-name="T14">fn:do-until()|</text:span><text:span text:style-name="T14"><text:line-break/></text:span><text:span text:style-name="T12">fn:while-do()</text:span></text:p>
              </table:table-cell>
              <table:table-cell>
                <text:p text:style-name="P10"><text:span text:style-name="T10">Processes a value repeatedly while a condition is (false | <text:s/>true)</text:span></text:p>
              </table:table-cell>
              <table:table-cell>
                <text:p text:style-name="P10"><text:span text:style-name="T10">Action &amp; predicate functions, with 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every()|</text:span></text:p>
                <text:p text:style-name="P9"><text:span text:style-name="T12">fn:some()</text:span></text:p>
              </table:table-cell>
              <table:table-cell>
                <text:p text:style-name="P10"><text:span text:style-name="T10">(Every | at least one) item satisfies a predicate</text:span></text:p>
              </table:table-cell>
              <table:table-cell>
                <text:p text:style-name="P10"><text:span text:style-name="T10">Predicate function with 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highest()|</text:span><text:span text:style-name="T12"><text:line-break/></text:span><text:span text:style-name="T12">fn:lowest()</text:span></text:p>
              </table:table-cell>
              <table:table-cell>
                <text:p text:style-name="P10"><text:span text:style-name="T10">Items which have the (highest | lowest) sort key</text:span></text:p>
              </table:table-cell>
              <table:table-cell>
                <text:p text:style-name="P10"><text:span text:style-name="T10">Collation &amp; key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sort-by()</text:span></text:p>
              </table:table-cell>
              <table:table-cell>
                <text:p text:style-name="P10"><text:span text:style-name="T10">Sort using several sort-key functions</text:span></text:p>
              </table:table-cell>
              <table:table-cell>
                <text:p text:style-name="P10"><text:span text:style-name="T10">Collations &amp; sort-key value functions</text:span></text:p>
              </table:table-cell>
            </table:table-row>
            <table:table-row table:style-name="ro1">
              <table:table-cell table:style-name="ce1">
                <text:p text:style-name="P9"><text:span text:style-name="T12">fn:sort-with()</text:span></text:p>
              </table:table-cell>
              <table:table-cell table:style-name="ce4">
                <text:p text:style-name="P14"><text:span text:style-name="T10">Sort using comparator functions</text:span></text:p>
              </table:table-cell>
              <table:table-cell table:style-name="ce2">
                <text:p text:style-name="P10"><text:span text:style-name="T10">List of </text:span><text:span text:style-name="T11">-ve|0|+ve</text:span><text:span text:style-name="T10"> comparison func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</text:p>
          </draw:text-box>
        </draw:frame>
        <draw:frame draw:style-name="gr13" draw:layer="layout" svg:width="26.784cm" svg:height="8.103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index-where()</text:span></text:p>
              </table:table-cell>
              <table:table-cell>
                <text:p text:style-name="P10"><text:span text:style-name="T10">Positions in input of items that match predicate</text:span></text:p>
              </table:table-cell>
              <table:table-cell>
                <text:p text:style-name="P10"><text:span text:style-name="T10">Predicate function with </text:span><text:span text:style-name="T1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2">fn:subsequence-where()</text:span></text:p>
              </table:table-cell>
              <table:table-cell>
                <text:p text:style-name="P10"><text:span text:style-name="T10">Contiguous subsequence – start and end points determined by predicates</text:span></text:p>
              </table:table-cell>
              <table:table-cell>
                <text:p text:style-name="P10"><text:span text:style-name="T10">Start &amp; end predicate functions with </text:span><text:span text:style-name="T11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take-while()</text:span></text:p>
              </table:table-cell>
              <table:table-cell>
                <text:p text:style-name="P10"><text:span text:style-name="T10">Items prior to the first failing predicate match</text:span></text:p>
              </table:table-cell>
              <table:table-cell>
                <text:p text:style-name="P10"><text:span text:style-name="T10">Predicate function with $position</text:span></text:p>
              </table:table-cell>
            </table:table-row>
            <table:table-row table:style-name="ro1">
              <table:table-cell table:style-name="ce5">
                <text:p text:style-name="P9"><text:span text:style-name="T12">fn:partition()</text:span></text:p>
              </table:table-cell>
              <table:table-cell table:style-name="ce6">
                <text:p text:style-name="P15"><text:span text:style-name="T15">Partition into arrays splitting when a condition is true. </text:span><text:span text:style-name="T11">cf</text:span><text:span text:style-name="T10"> </text:span><text:span text:style-name="T16">xsl:for-each-group[@split-when]</text:span><text:span text:style-name="T10"> </text:span></text:p>
              </table:table-cell>
              <table:table-cell table:style-name="ce7">
                <text:p text:style-name="P10"><text:span text:style-name="T10">Split function(</text:span><text:span text:style-name="T11">$so-far</text:span><text:span text:style-name="T10">,</text:span><text:span text:style-name="T11"> $item</text:span><text:span text:style-name="T10">, </text:span><text:span text:style-name="T11">$position</text:span><text:span text:style-name="T10">). </text:span><text:span text:style-name="T10"><text:line-break/></text:span><text:span text:style-name="T10"/></text:p>
              </table:table-cell>
            </table:table-row>
            <table:table-row table:style-name="ro1">
              <table:table-cell table:style-name="ce1">
                <text:p text:style-name="P9"><text:span text:style-name="T12">fn:scan-left()|</text:span><text:span text:style-name="T12"><text:line-break/></text:span><text:span text:style-name="T12">fn:scan-right()</text:span></text:p>
              </table:table-cell>
              <table:table-cell table:style-name="ce4">
                <text:p text:style-name="P15"><text:span text:style-name="T10">Array of successive partial results of </text:span><text:span text:style-name="T17">fn:fold-left()</text:span><text:span text:style-name="T18">|</text:span><text:span text:style-name="T17">fn:fold-right()</text:span><text:span text:style-name="T10"> </text:span><text:span text:style-name="T19"><text:s/>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<text:span text:style-name="T20">fn:partition()</text:span></text:p>
          </draw:text-box>
        </draw:frame>
        <draw:custom-shape draw:style-name="gr14" draw:text-style-name="P16" draw:layer="layout" svg:width="3.766cm" svg:height="2.903cm" svg:x="20.959cm" svg:y="10.332cm">
          <text:p text:style-name="P6"><text:span text:style-name="T21">Example</text:span><text:line-break/>Higher-Order<text:line-break/><text:span text:style-name="T22">partition()</text:span><text:line-break/><text:span text:style-name="T22">line wr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5" draw:text-style-name="P4" draw:layer="layout" svg:width="25.579cm" svg:height="3.344cm" svg:x="1.162cm" svg:y="5.5cm">
          <draw:text-box>
            <text:p text:style-name="P3"><text:span text:style-name="T5">fn:partition</text:span><text:span text:style-name="T4">(</text:span></text:p>
            <text:p text:style-name="P3"><text:span text:style-name="T4"><text:s text:c="8"/>$input</text:span><text:span text:style-name="T4"><text:tab/></text:span><text:span text:style-name="T4">as item()*, </text:span><text:span text:style-name="T4"><text:tab/></text:span></text:p>
            <text:p text:style-name="P3"><text:span text:style-name="T4"><text:s text:c="8"/>$split-when as fn(item()*, item(), xs:integer) as xs:boolean? </text:span><text:span text:style-name="T4"><text:tab/></text:span></text:p>
            <text:p text:style-name="P3"><text:span text:style-name="T4">) as array(item()*)*</text:span></text:p>
          </draw:text-box>
        </draw:frame>
        <draw:g draw:style-name="gr7">
          <draw:frame draw:style-name="gr8" draw:text-style-name="P7" xml:id="id5" draw:id="id5" draw:layer="layout" svg:width="4.812cm" svg:height="0.902cm" svg:x="5.723cm" svg:y="9.584cm">
            <draw:text-box>
              <text:p text:style-name="P6"><text:span text:style-name="T7">Partition so far</text:span></text:p>
            </draw:text-box>
          </draw:frame>
          <draw:connector draw:style-name="gr9" draw:text-style-name="P8" draw:layer="layout" draw:type="line" svg:x1="8.129cm" svg:y1="9.584cm" svg:x2="11.34cm" svg:y2="7.79cm" draw:start-shape="id5" draw:start-glue-point="0" draw:end-shape="id6" draw:end-glue-point="2" svg:d="M8129 9584l3211-1794" svg:viewBox="0 0 3212 1795">
            <text:p/>
          </draw:connector>
          <draw:custom-shape draw:style-name="gr16" draw:text-style-name="P8" xml:id="id6" draw:id="id6" draw:layer="layout" svg:width="2.529cm" svg:height="0.862cm" svg:x="10.076cm" svg:y="6.9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draw:g draw:style-name="gr7">
          <draw:frame draw:style-name="gr17" draw:text-style-name="P7" xml:id="id7" draw:id="id7" draw:layer="layout" svg:width="5.723cm" svg:height="0.878cm" svg:x="14.508cm" svg:y="9.436cm">
            <draw:text-box>
              <text:p text:style-name="P6"><text:span text:style-name="T7">Sequence position</text:span></text:p>
            </draw:text-box>
          </draw:frame>
          <draw:connector draw:style-name="gr9" draw:text-style-name="P8" draw:layer="layout" draw:type="line" svg:x1="17.369cm" svg:y1="9.436cm" svg:x2="17.665cm" svg:y2="7.805cm" draw:start-shape="id7" draw:start-glue-point="0" draw:end-shape="id8" draw:end-glue-point="2" svg:d="M17369 9436l296-1631" svg:viewBox="0 0 297 1632">
            <text:p/>
          </draw:connector>
          <draw:custom-shape draw:style-name="gr18" draw:text-style-name="P8" xml:id="id8" draw:id="id8" draw:layer="layout" svg:width="3.673cm" svg:height="0.862cm" svg:x="15.829cm" svg:y="6.9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draw:g draw:style-name="gr7">
          <draw:frame draw:style-name="gr17" draw:text-style-name="P7" xml:id="id9" draw:id="id9" draw:layer="layout" svg:width="5.723cm" svg:height="0.878cm" svg:x="11.208cm" svg:y="4.01cm">
            <draw:text-box>
              <text:p text:style-name="P6"><text:span text:style-name="T7">Next item</text:span></text:p>
            </draw:text-box>
          </draw:frame>
          <draw:connector draw:style-name="gr9" draw:text-style-name="P8" draw:layer="layout" draw:type="line" svg:x1="14.069cm" svg:y1="4.888cm" svg:x2="14.269cm" svg:y2="6.927cm" draw:start-shape="id9" draw:start-glue-point="2" draw:end-shape="id10" draw:end-glue-point="0" svg:d="M14069 4888l200 2039" svg:viewBox="0 0 201 2040">
            <text:p/>
          </draw:connector>
          <draw:custom-shape draw:style-name="gr19" draw:text-style-name="P8" xml:id="id10" draw:id="id10" draw:layer="layout" svg:width="2.437cm" svg:height="0.862cm" svg:x="13.051cm" svg:y="6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i</text:p>
          </draw:text-box>
        </draw:frame>
        <draw:frame draw:style-name="gr13" draw:layer="layout" svg:width="26.784cm" svg:height="4.364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transitive-closure()</text:span></text:p>
              </table:table-cell>
              <table:table-cell>
                <text:p text:style-name="P10"><text:span text:style-name="T10">All GNodes reachable by repeated function application</text:span></text:p>
              </table:table-cell>
              <table:table-cell>
                <text:p text:style-name="P10"><text:span text:style-name="T10">Can be used on nested maps/array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partial-apply()</text:span></text:p>
              </table:table-cell>
              <table:table-cell>
                <text:p text:style-name="P10"><text:span text:style-name="T10">Partial binding of function arguments</text:span></text:p>
              </table:table-cell>
              <table:table-cell>
                <text:p text:style-name="P10"><text:span text:style-name="T10">More flexible than</text:span><text:span text:style-name="T10"><text:line-break/></text:span><text:span text:style-name="T11">f:is-larger(?,0)</text:span></text:p>
              </table:table-cell>
            </table:table-row>
            <table:table-row table:style-name="ro1" table:default-cell-style-name="ce2">
              <table:table-cell table:style-name="ce8">
                <text:p text:style-name="P17">fn:op()</text:p>
              </table:table-cell>
              <table:table-cell>
                <text:p text:style-name="P10">Generates a function to apply a binary operator to two arguments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umeric/Math Functions</text:p>
          </draw:text-box>
        </draw:frame>
        <draw:frame draw:style-name="gr13" draw:layer="layout" svg:width="26.784cm" svg:height="7.713cm" svg:x="0.859cm" svg:y="4.52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divide-decimals()</text:span></text:p>
              </table:table-cell>
              <table:table-cell>
                <text:p text:style-name="P10"><text:span text:style-name="T10">Divide </text:span><text:span text:style-name="T5">xs:decimal</text:span><text:span text:style-name="T10">s to defined precision returning quotient and remainder.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isNaN()</text:span></text:p>
              </table:table-cell>
              <table:table-cell>
                <text:p text:style-name="P10"><text:span text:style-name="T5">true</text:span><text:span text:style-name="T10"> if </text:span><text:span text:style-name="T5">xs:float</text:span><text:span text:style-name="T10"> or </text:span><text:span text:style-name="T5">xs:double NaN</text:span><text:span text:style-name="T10"> valu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parse-integer()</text:span></text:p>
              </table:table-cell>
              <table:table-cell>
                <text:p text:style-name="P10"><text:span text:style-name="T10">String to integer with radix 2 to 36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math:e()|</text:span></text:p>
                <text:p text:style-name="P9"><text:span text:style-name="T12">math:cosh() | math:sinh() |math:tanh()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String Functions</text:p>
          </draw:text-box>
        </draw:frame>
        <draw:frame draw:style-name="gr13" draw:layer="layout" svg:width="26.784cm" svg:height="9.027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collation()</text:span></text:p>
              </table:table-cell>
              <table:table-cell>
                <text:p text:style-name="P10"><text:span text:style-name="T10">Constructs a collation URI with properties.</text:span></text:p>
              </table:table-cell>
              <table:table-cell>
                <text:p text:style-name="P10"><text:span text:style-name="T10">For Unicode Collation Algorithm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collation-available()</text:span></text:p>
              </table:table-cell>
              <table:table-cell>
                <text:p text:style-name="P10"><text:span text:style-name="T10">Checks whether a collation URI with properties is recognized by the implementation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char()</text:span></text:p>
              </table:table-cell>
              <table:table-cell>
                <text:p text:style-name="P10"><text:span text:style-name="T10">A string containing a single character or glyph</text:span></text:p>
              </table:table-cell>
              <table:table-cell/>
            </table:table-row>
            <table:table-row table:style-name="ro1">
              <table:table-cell table:style-name="ce1">
                <text:p text:style-name="P9"><text:span text:style-name="T12">fn:characters()</text:span></text:p>
              </table:table-cell>
              <table:table-cell table:style-name="ce2">
                <text:p text:style-name="P10"><text:span text:style-name="T10">Split into a sequence of single-character strings</text:span></text:p>
              </table:table-cell>
              <table:table-cell table:style-name="ce9">
                <text:p text:style-name="P18"><text:span text:style-name="T16">string-to-codepoints($value) ! codepoints-to-string(.) </text:span></text:p>
              </table:table-cell>
            </table:table-row>
            <table:table-row table:style-name="ro1">
              <table:table-cell table:style-name="ce1">
                <text:p text:style-name="P9"><text:span text:style-name="T12">fn:graphemes()</text:span></text:p>
              </table:table-cell>
              <table:table-cell table:style-name="ce2">
                <text:p text:style-name="P10"><text:span text:style-name="T10">Produces grapheme clusters</text:span></text:p>
              </table:table-cell>
              <table:table-cell table:style-name="ce9"/>
            </table:table-row>
            <table:table-row table:style-name="ro1">
              <table:table-cell table:style-name="ce1">
                <text:p text:style-name="P9"><text:span text:style-name="T12">fn:hash()</text:span></text:p>
              </table:table-cell>
              <table:table-cell table:style-name="ce2">
                <text:p text:style-name="P10"><text:span text:style-name="T10">Hash, checksum or CRC function applied to string or binary input</text:span></text:p>
              </table:table-cell>
              <table:table-cell table:style-name="ce9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URI &amp; QName Functions</text:p>
          </draw:text-box>
        </draw:frame>
        <draw:frame draw:style-name="gr13" draw:layer="layout" svg:width="26.784cm" svg:height="5.238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decode-from-uri()</text:span></text:p>
              </table:table-cell>
              <table:table-cell>
                <text:p text:style-name="P10"><text:span text:style-name="T10">Decodes URI-escaped characters in a string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parse-uri()</text:span></text:p>
              </table:table-cell>
              <table:table-cell>
                <text:p text:style-name="P10"><text:span text:style-name="T10">Parses a URI to a map of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build-uri()</text:span></text:p>
              </table:table-cell>
              <table:table-cell>
                <text:p text:style-name="P10"><text:span text:style-name="T10">Constructs a URI string from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parse-QName()</text:span></text:p>
              </table:table-cell>
              <table:table-cell>
                <text:p text:style-name="P10"><text:span text:style-name="T23">EQName</text:span><text:span text:style-name="T10"> </text:span><text:span text:style-name="T13">→</text:span><text:span text:style-name="T10"> </text:span><text:span text:style-name="T17">xs:QName</text:span><text:span text:style-name="T10"> </text:span></text:p>
              </table:table-cell>
              <table:table-cell>
                <text:p text:style-name="P10"><text:span text:style-name="T10">prefix:local or Q{URI}local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expanded-QName()</text:span></text:p>
              </table:table-cell>
              <table:table-cell>
                <text:p text:style-name="P10"><text:span text:style-name="T17">xs:QName</text:span><text:span text:style-name="T10"> </text:span><text:span text:style-name="T13">→</text:span><text:span text:style-name="T10"> EQName</text:span></text:p>
              </table:table-cell>
              <table:table-cell>
                <text:p text:style-name="P10"><text:span text:style-name="T10">Q{URI}loc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Date/Time Functions</text:p>
          </draw:text-box>
        </draw:frame>
        <draw:frame draw:style-name="gr13" draw:layer="layout" svg:width="26.784cm" svg:height="3.855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seconds()</text:span></text:p>
              </table:table-cell>
              <table:table-cell>
                <text:p text:style-name="P10"><text:span text:style-name="T10">A duration defined in second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unix-dateTime()</text:span></text:p>
              </table:table-cell>
              <table:table-cell>
                <text:p text:style-name="P10"><text:span text:style-name="T10">Conventional timezone offset for a given place and tim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fn:civil-timezone()</text:span></text:p>
              </table:table-cell>
              <table:table-cell>
                <text:p text:style-name="P10"><text:span text:style-name="T10">A string containing a single character or glyph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ode Functions</text:p>
          </draw:text-box>
        </draw:frame>
        <draw:frame draw:style-name="gr13" draw:layer="layout" svg:width="26.784cm" svg:height="6.235cm" svg:x="0.859cm" svg:y="4.5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12">fn:in-scope-namespaces()</text:span></text:p>
              </table:table-cell>
              <table:table-cell>
                <text:p text:style-name="P10"><text:span text:style-name="T15">A map of</text:span><text:span text:style-name="T15"><text:line-break/></text:span><text:span text:style-name="T24">prefix </text:span><text:span text:style-name="T25">→ namespace </text:span><text:span text:style-name="T5">URI</text:span><text:span text:style-name="T5"><text:line-break/></text:span><text:span text:style-name="T10">in-scope for an element node</text:span></text:p>
              </table:table-cell>
              <table:table-cell>
                <text:p text:style-name="P10"><text:span text:style-name="T26">fn:namespace-uri-for-prefix()</text:span><text:span text:style-name="T15"> and </text:span><text:span text:style-name="T17">fn:in-scope-prefixes() </text:span><text:span text:style-name="T10">redefined in terms of thi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siblings()</text:span></text:p>
              </table:table-cell>
              <table:table-cell>
                <text:p text:style-name="P10"><text:span text:style-name="T10">Siblings of a GNode in document order</text:span></text:p>
              </table:table-cell>
              <table:table-cell>
                <text:p text:style-name="P10"><text:span text:style-name="T10">Works with map/array entrie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fn:distinct-ordered-nodes()</text:span></text:p>
              </table:table-cell>
              <table:table-cell>
                <text:p text:style-name="P10"><text:span text:style-name="T10">Removes duplicate GNodes and sorts the input into document order 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Map Functions</text:p>
          </draw:text-box>
        </draw:frame>
        <draw:frame draw:style-name="gr13" draw:layer="layout" svg:width="26.784cm" svg:height="8.338cm" svg:x="0.764cm" svg:y="3.98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0"/>
            <table:table-row table:style-name="ro1">
              <table:table-cell table:style-name="ce1">
                <text:p text:style-name="P9"><text:span text:style-name="T12">map:build()</text:span></text:p>
              </table:table-cell>
              <table:table-cell table:style-name="ce2">
                <text:p text:style-name="P10"><text:span text:style-name="T10">Build a map from a sequence of items</text:span></text:p>
              </table:table-cell>
              <table:table-cell table:style-name="ce10">
                <text:p text:style-name="P19"><text:span text:style-name="T27">Key and value generating functions with </text:span><text:span text:style-name="T28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map:empty()</text:span></text:p>
              </table:table-cell>
              <table:table-cell>
                <text:p text:style-name="P10"><text:span text:style-name="T17">true</text:span><text:span text:style-name="T10"> if a map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2">map:entries()</text:span></text:p>
              </table:table-cell>
              <table:table-cell>
                <text:p text:style-name="P10"><text:span text:style-name="T10">Returns all the key-value pairs of a map as a sequence of single-entry map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29">map:filter()</text:span></text:p>
              </table:table-cell>
              <table:table-cell>
                <text:p text:style-name="P10"><text:span text:style-name="T10">Selects entries from a map, returning a new map</text:span></text:p>
              </table:table-cell>
              <table:table-cell>
                <text:p text:style-name="P10"><text:span text:style-name="T10">Predicate function(</text:span><text:span text:style-name="T11">$key</text:span><text:span text:style-name="T10">, </text:span><text:span text:style-name="T11">$value</text:span><text:span text:style-name="T10">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29">map:items()</text:span></text:p>
              </table:table-cell>
              <table:table-cell>
                <text:p text:style-name="P10"><text:span text:style-name="T10">All the values of a map, as a sequence in order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29">map:keys-where()</text:span></text:p>
              </table:table-cell>
              <table:table-cell>
                <text:p text:style-name="P10"><text:span text:style-name="T10">Selects keys from a map</text:span></text:p>
              </table:table-cell>
              <table:table-cell>
                <text:p text:style-name="P10"><text:span text:style-name="T10">Predicate function(</text:span><text:span text:style-name="T11">$key</text:span><text:span text:style-name="T10">, </text:span><text:span text:style-name="T11">$value</text:span><text:span text:style-name="T10">)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ample – map<text:span text:style-name="T20">:build()</text:span></text:p>
          </draw:text-box>
        </draw:frame>
        <draw:frame draw:style-name="gr15" draw:text-style-name="P21" draw:layer="layout" svg:width="25.579cm" svg:height="5.713cm" svg:x="0.805cm" svg:y="4.905cm">
          <draw:text-box>
            <text:p text:style-name="P20"><text:span text:style-name="T5">map:build</text:span><text:span text:style-name="T4">(</text:span></text:p>
            <text:p text:style-name="P20"><text:span text:style-name="T4"><text:s text:c="10"/>$input</text:span><text:span text:style-name="T4"><text:tab/></text:span><text:span text:style-name="T4">as item()*,</text:span><text:span text:style-name="T4"><text:tab/></text:span></text:p>
            <text:p text:style-name="P20"><text:span text:style-name="T4"><text:s text:c="10"/>$key</text:span><text:span text:style-name="T4"><text:tab/></text:span><text:span text:style-name="T4"> <text:s/>as (fn($item as item(), $position as xs:integer)</text:span><text:span text:style-name="T4"><text:line-break/></text:span><text:span text:style-name="T4"> <text:s text:c="20"/>as xs:anyAtomicType*)?</text:span><text:span text:style-name="T4"><text:tab/></text:span><text:span text:style-name="T4">:= fn:identity#1,</text:span></text:p>
            <text:p text:style-name="P20"><text:span text:style-name="T4"><text:s text:c="10"/>$value as (fn($item as item(), $position as xs:integer)</text:span><text:span text:style-name="T4"><text:line-break/></text:span><text:span text:style-name="T4"> <text:s text:c="20"/>as item()*)? := fn:identity#1,</text:span></text:p>
            <text:p text:style-name="P20"><text:span text:style-name="T4"><text:s text:c="10"/>$options</text:span><text:span text:style-name="T4"><text:tab/></text:span><text:span text:style-name="T4">as map(*)?</text:span><text:span text:style-name="T4"><text:tab/></text:span><text:span text:style-name="T4">:= {}</text:span></text:p>
            <text:p text:style-name="P20"><text:span text:style-name="T4">) as map(*)</text:span></text:p>
          </draw:text-box>
        </draw:frame>
        <draw:custom-shape draw:style-name="gr14" draw:text-style-name="P16" draw:layer="layout" svg:width="3.129cm" svg:height="2.288cm" svg:x="22.119cm" svg:y="11.314cm">
          <text:p text:style-name="P6"><text:span text:style-name="T21">Example</text:span><text:line-break/>Maps<text:line-break/><text:span text:style-name="T22">map-buil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7">
          <draw:frame draw:style-name="gr8" draw:text-style-name="P7" xml:id="id11" draw:id="id11" draw:layer="layout" svg:width="4.812cm" svg:height="1.505cm" svg:x="12.861cm" svg:y="3.238cm">
            <draw:text-box>
              <text:p text:style-name="P6"><text:span text:style-name="T7">Sequence position</text:span></text:p>
            </draw:text-box>
          </draw:frame>
          <draw:connector draw:style-name="gr9" draw:text-style-name="P8" draw:layer="layout" draw:type="line" svg:x1="15.267cm" svg:y1="4.743cm" svg:x2="18.745cm" svg:y2="6.289cm" draw:start-shape="id11" draw:start-glue-point="2" draw:end-shape="id12" draw:end-glue-point="0" svg:d="M15267 4743l3478 1546" svg:viewBox="0 0 3479 1547">
            <text:p/>
          </draw:connector>
          <draw:custom-shape draw:style-name="gr20" draw:text-style-name="P8" xml:id="id12" draw:id="id12" draw:layer="layout" svg:width="8.028cm" svg:height="0.862cm" svg:x="14.731cm" svg:y="6.2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lement → Map (for JSON)</text:p>
          </draw:text-box>
        </draw:frame>
        <draw:frame draw:style-name="gr13" draw:layer="layout" svg:width="26.784cm" svg:height="4.79cm" svg:x="0.777cm" svg:y="3.58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0"/>
            <table:table-row table:style-name="ro1" table:default-cell-style-name="ce2">
              <table:table-cell table:style-name="ce11">
                <text:p text:style-name="P22"><text:span text:style-name="T30">fn:element-to-map()</text:span></text:p>
              </table:table-cell>
              <table:table-cell>
                <text:p text:style-name="P10"><text:span text:style-name="T10">Converts an element node into a map that is suitable for JSON serialization </text:span></text:p>
              </table:table-cell>
              <table:table-cell>
                <text:p text:style-name="P10"><text:span text:style-name="T10">Can use a pre-analysed plan</text:span></text:p>
              </table:table-cell>
            </table:table-row>
            <table:table-row table:style-name="ro1">
              <table:table-cell table:style-name="ce11">
                <text:p text:style-name="P23"><text:span text:style-name="T30">fn:element-to-map-plan()</text:span></text:p>
              </table:table-cell>
              <table:table-cell table:style-name="ce2">
                <text:p text:style-name="P10"><text:span text:style-name="T10">Analyzes sample data to generate a conversion plan, organised by element and attribute name </text:span></text:p>
              </table:table-cell>
              <table:table-cell table:style-name="ce10">
                <text:p text:style-name="P19"><text:span text:style-name="T27">Suitable for use by</text:span><text:span text:style-name="T27"><text:line-break/></text:span><text:span text:style-name="T31">fn:element-to-map()</text:span></text:p>
                <text:p text:style-name="P19"><text:span text:style-name="T27">Anticipated running on a sample set to then apply to a larger corpus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4" draw:text-style-name="P16" draw:layer="layout" svg:width="4.78cm" svg:height="2.288cm" svg:x="19.932cm" svg:y="9.234cm">
          <text:p text:style-name="P6"><text:span text:style-name="T21">Example</text:span><text:line-break/>JSON<text:line-break/><text:span text:style-name="T22">element-to-map()-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</text:p>
          </draw:text-box>
        </draw:frame>
        <draw:frame draw:style-name="gr13" draw:layer="layout" svg:width="26.784cm" svg:height="8.757cm" svg:x="0.777cm" svg:y="3.5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10"/>
            <table:table-row table:style-name="ro1">
              <table:table-cell table:style-name="ce1">
                <text:p text:style-name="P9"><text:span text:style-name="T9">array:build()</text:span></text:p>
              </table:table-cell>
              <table:table-cell table:style-name="ce2">
                <text:p text:style-name="P10"><text:span text:style-name="T10">Build an array from a sequence of items</text:span></text:p>
              </table:table-cell>
              <table:table-cell table:style-name="ce10">
                <text:p text:style-name="P19"><text:span text:style-name="T27">Value generating function with </text:span><text:span text:style-name="T28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array:empty()</text:span></text:p>
              </table:table-cell>
              <table:table-cell>
                <text:p text:style-name="P10"><text:span text:style-name="T17">true</text:span><text:span text:style-name="T10"> if an array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9">array:foot()</text:span></text:p>
              </table:table-cell>
              <table:table-cell>
                <text:p text:style-name="P10"><text:span text:style-name="T10">The last member of an array</text:span></text:p>
              </table:table-cell>
              <table:table-cell>
                <text:p text:style-name="P10"><text:span text:style-name="T11">cf</text:span><text:span text:style-name="T10"> </text:span><text:span text:style-name="T5">fn:foot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array:trunk()</text:span></text:p>
              </table:table-cell>
              <table:table-cell>
                <text:p text:style-name="P10"><text:span text:style-name="T10">Remove the last member of an array</text:span></text:p>
              </table:table-cell>
              <table:table-cell>
                <text:p text:style-name="P10"><text:span text:style-name="T11">cf</text:span><text:span text:style-name="T10"> </text:span><text:span text:style-name="T5">fn:trunk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12">array:slice()</text:span></text:p>
              </table:table-cell>
              <table:table-cell>
                <text:p text:style-name="P10"><text:span text:style-name="T10">An array containing members of an input array selected by position</text:span></text:p>
              </table:table-cell>
              <table:table-cell>
                <text:p text:style-name="P10"><text:span text:style-name="T11">$start</text:span><text:span text:style-name="T10">, </text:span><text:span text:style-name="T11">$end</text:span><text:span text:style-name="T10"> and </text:span><text:span text:style-name="T11">$step</text:span><text:span text:style-name="T10">.</text:span></text:p>
                <text:p text:style-name="P10"><text:span text:style-name="T11">cf</text:span><text:span text:style-name="T10"> </text:span><text:span text:style-name="T5">fn:slice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29">array:index-of()</text:span></text:p>
              </table:table-cell>
              <table:table-cell>
                <text:p text:style-name="P10"><text:span text:style-name="T10">Returns positions of members equal to a target</text:span></text:p>
              </table:table-cell>
              <table:table-cell>
                <text:p text:style-name="P10"><text:span text:style-name="T10">Comparison using</text:span><text:span text:style-name="T10"><text:line-break/></text:span><text:span text:style-name="T5">fn:deep-equal()</text:span><text:span text:style-name="T10"> with col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29">array:index-where()</text:span></text:p>
              </table:table-cell>
              <table:table-cell>
                <text:p text:style-name="P10"><text:span text:style-name="T10">Returns positions of members which match a predicate</text:span></text:p>
              </table:table-cell>
              <table:table-cell>
                <text:p text:style-name="P10"><text:span text:style-name="T10">Predicate function(</text:span><text:span text:style-name="T11">$value,$position</text:span><text:span text:style-name="T10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i</text:p>
          </draw:text-box>
        </draw:frame>
        <draw:frame draw:style-name="gr13" draw:layer="layout" svg:width="26.784cm" svg:height="7.324cm" svg:x="0.777cm" svg:y="3.58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0"/>
            <table:table-row table:style-name="ro1" table:default-cell-style-name="ce2">
              <table:table-cell table:style-name="ce1">
                <text:p text:style-name="P9"><text:span text:style-name="T29">array:items()</text:span></text:p>
              </table:table-cell>
              <table:table-cell>
                <text:p text:style-name="P10"><text:span text:style-name="T10">All the values of an array, as a concatenated sequence</text:span></text:p>
              </table:table-cell>
              <table:table-cell/>
            </table:table-row>
            <table:table-row table:style-name="ro1">
              <table:table-cell table:style-name="ce1">
                <text:p text:style-name="P9"><text:span text:style-name="T29">array:members()</text:span></text:p>
              </table:table-cell>
              <table:table-cell table:style-name="ce2">
                <text:p text:style-name="P10"><text:span text:style-name="T10">The contents of an array, as a sequence of </text:span><text:span text:style-name="T32">value records</text:span></text:p>
              </table:table-cell>
              <table:table-cell table:style-name="ce3">
                <text:p text:style-name="P11"><text:span text:style-name="T5">{‘value’: $sequence}*</text:span></text:p>
              </table:table-cell>
            </table:table-row>
            <table:table-row table:style-name="ro1">
              <table:table-cell table:style-name="ce1">
                <text:p text:style-name="P9"><text:span text:style-name="T29">array:of-members()</text:span></text:p>
              </table:table-cell>
              <table:table-cell table:style-name="ce2">
                <text:p text:style-name="P10"><text:span text:style-name="T10">Constructs an array from the contents of a sequence of </text:span><text:span text:style-name="T32">value records</text:span></text:p>
              </table:table-cell>
              <table:table-cell table:style-name="ce3">
                <text:p text:style-name="P11"><text:span text:style-name="T5">{‘value’: $sequence}*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29">array:sort-by()</text:span></text:p>
              </table:table-cell>
              <table:table-cell>
                <text:p text:style-name="P10"><text:span text:style-name="T10">Sort using several sort-key functions</text:span></text:p>
              </table:table-cell>
              <table:table-cell>
                <text:p text:style-name="P10"><text:span text:style-name="T10">Collations &amp; sort-key value functions</text:span><text:span text:style-name="T10"><text:line-break/></text:span><text:span text:style-name="T11">cf</text:span><text:span text:style-name="T10"> </text:span><text:span text:style-name="T5">fn:sort-by()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29">array:split()</text:span></text:p>
              </table:table-cell>
              <table:table-cell>
                <text:p text:style-name="P10"><text:span text:style-name="T10">The contents of an array, as a sequence of single entry arrays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JNode Functions</text:p>
          </draw:text-box>
        </draw:frame>
        <draw:frame draw:style-name="gr13" draw:layer="layout" svg:width="26.784cm" svg:height="8.427cm" svg:x="0.859cm" svg:y="4.52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12"/>
            <table:table-row table:style-name="ro1" table:default-cell-style-name="ce2">
              <table:table-cell table:style-name="ce1">
                <text:p text:style-name="P9"><text:span text:style-name="T9">fn:jtree()</text:span></text:p>
              </table:table-cell>
              <table:table-cell>
                <text:p text:style-name="P10"><text:span text:style-name="T10">Delivers a root JNode wrapping a map or array, enabling the use of lookup expressions to navigate a JTree rooted at that map or array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9">fn:jnode-selector()</text:span></text:p>
              </table:table-cell>
              <table:table-cell>
                <text:p text:style-name="P10"><text:span text:style-name="T10">The </text:span><text:span text:style-name="T32">selector</text:span><text:span text:style-name="T10"> property of a JNode</text:span></text:p>
              </table:table-cell>
              <table:table-cell>
                <text:p text:style-name="P10"><text:span text:style-name="T5">xs:integer</text:span><text:span text:style-name="T10"> </text:span><text:span text:style-name="T13">≥</text:span><text:span text:style-name="T33"> 1</text:span><text:span text:style-name="T10"> for an array JNode, </text:span><text:span text:style-name="T5">xs:anyAtomicType</text:span><text:span text:style-name="T10"> for a map JNode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fn:jnode-content()</text:span></text:p>
              </table:table-cell>
              <table:table-cell>
                <text:p text:style-name="P10"><text:span text:style-name="T10">The </text:span><text:span text:style-name="T32">content</text:span><text:span text:style-name="T10"> property of a JNode</text:span></text:p>
              </table:table-cell>
              <table:table-cell>
                <text:p text:style-name="P10"><text:span text:style-name="T10">Most coercion rules handle this automatically</text:span></text:p>
              </table:table-cell>
            </table:table-row>
            <table:table-row table:style-name="ro1">
              <table:table-cell table:style-name="ce1">
                <text:p text:style-name="P9"><text:span text:style-name="T9">fn:jnode-position()</text:span></text:p>
              </table:table-cell>
              <table:table-cell table:style-name="ce2">
                <text:p text:style-name="P10"><text:span text:style-name="T10">The </text:span><text:span text:style-name="T32">position</text:span><text:span text:style-name="T10"> property of a JNode</text:span></text:p>
              </table:table-cell>
              <table:table-cell table:style-name="ce10">
                <text:p text:style-name="P19"><text:span text:style-name="T27">1 except for map/array multiple sequence values (never in JSON structures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</text:p>
          </draw:text-box>
        </draw:frame>
        <draw:frame draw:style-name="gr13" draw:layer="layout" svg:width="26.784cm" svg:height="5.819cm" svg:x="0.436cm" svg:y="5.69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1">
              <table:table-cell table:style-name="ce1">
                <text:p text:style-name="P9"><text:span text:style-name="T29">fn:unparsed-binary()</text:span></text:p>
              </table:table-cell>
              <table:table-cell table:style-name="ce12">
                <text:p text:style-name="P10"><text:span text:style-name="T10">Reads an external resource (e.g. a file) and returns its contents in binary</text:span></text:p>
              </table:table-cell>
              <table:table-cell table:style-name="ce13">
                <text:p text:style-name="P10"><text:span text:style-name="T11">cf</text:span><text:span text:style-name="T10"> </text:span><text:span text:style-name="T5">file:read-binary()</text:span></text:p>
              </table:table-cell>
            </table:table-row>
            <table:table-row table:style-name="ro1">
              <table:table-cell table:style-name="ce1">
                <text:p text:style-name="P9"><text:span text:style-name="T29">fn:xsd-validator()</text:span></text:p>
              </table:table-cell>
              <table:table-cell table:style-name="ce2">
                <text:p text:style-name="P10"><text:span text:style-name="T10">Generates a function suitable for validating a document or element</text:span></text:p>
              </table:table-cell>
              <table:table-cell table:style-name="ce14"/>
            </table:table-row>
            <table:table-row table:style-name="ro1">
              <table:table-cell table:style-name="ce1">
                <text:p text:style-name="P9"><text:span text:style-name="T29">fn:parse-html()</text:span></text:p>
              </table:table-cell>
              <table:table-cell table:style-name="ce10">
                <text:p text:style-name="P19"><text:span text:style-name="T27">Parses input as HTML returning a document node</text:span></text:p>
              </table:table-cell>
              <table:table-cell table:style-name="ce3"/>
            </table:table-row>
            <table:table-row table:style-name="ro1" table:default-cell-style-name="ce2">
              <table:table-cell table:style-name="ce1">
                <text:p text:style-name="P9"><text:span text:style-name="T29">fn:html-doc()</text:span></text:p>
              </table:table-cell>
              <table:table-cell>
                <text:p text:style-name="P10"><text:span text:style-name="T10">Reads an external resource containing HTML and parses it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i</text:p>
          </draw:text-box>
        </draw:frame>
        <draw:frame draw:style-name="gr13" draw:layer="layout" svg:width="26.784cm" svg:height="7.367cm" svg:x="0.777cm" svg:y="3.58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29"/>
            <table:table-row table:style-name="ro2" table:default-cell-style-name="ce2">
              <table:table-cell table:style-name="ce1">
                <text:p text:style-name="P9"><text:span text:style-name="T29">fn:csv-to-arrays()</text:span></text:p>
              </table:table-cell>
              <table:table-cell>
                <text:p text:style-name="P10"><text:span text:style-name="T10">Parses CSV data supplied as a string, returning the results as a sequence of arrays of strings </text:span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9"><text:span text:style-name="T29">fn:parse-csv()</text:span></text:p>
              </table:table-cell>
              <table:table-cell>
                <text:p text:style-name="P10"><text:span text:style-name="T10">Parses CSV data, returning a record containing information about the names in the header, as well as the data itself 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9"><text:span text:style-name="T29">fn:csv-doc()</text:span></text:p>
              </table:table-cell>
              <table:table-cell>
                <text:p text:style-name="P10"><text:span text:style-name="T10">Reads an external resource containing CSV and parses it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9"><text:span text:style-name="T29">fn:csv-to-xml()</text:span></text:p>
              </table:table-cell>
              <table:table-cell>
                <text:p text:style-name="P10"><text:span text:style-name="T10">Parses CSV data supplied as a string, returning the results as an XML document 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9"><text:span text:style-name="T29">fn:invisible-xml()</text:span></text:p>
              </table:table-cell>
              <table:table-cell>
                <text:p text:style-name="P10"><text:span text:style-name="T10">Creates an Invisible XML parser for a grammar 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xample" style:family="graphic" style:parent-style-name="Filled_20_Red">
      <style:graphic-properties fo:padding-top="0.2cm" fo:padding-bottom="0.2cm" fo:padding-left="0.2cm" fo:padding-right="0.2cm"/>
    </style:style>
    <style:style style:name="Function" style:family="graphic" style:parent-style-name="Text">
      <style:text-properties style:font-name="Liberation Mono1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2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3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3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3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3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3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3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2pt" style:font-size-asian="14pt" style:font-size-complex="14pt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_26_O" style:display-name="F&amp;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3:56.244670600</meta:creation-date>
    <meta:generator>LibreOffice/25.8.1.1$Windows_X86_64 LibreOffice_project/54047653041915e595ad4e45cccea684809c77b5</meta:generator>
    <meta:editing-duration>P2DT8H11M8S</meta:editing-duration>
    <meta:editing-cycles>26</meta:editing-cycles>
    <dc:title>QT4temp</dc:title>
    <dc:date>2025-10-20T16:45:37.776463500</dc:date>
    <meta:print-date>2025-10-20T16:19:53.829221600</meta:print-date>
    <meta:printed-by>PDF files</meta:printed-by>
    <meta:document-statistic meta:object-count="172"/>
    <meta:template xlink:type="simple" xlink:actuate="onRequest" xlink:title="QT4temp" xlink:href="file:///C:/Users/jwl/AppData/Roaming/LibreOffice/4/user/template/QT4temp.otp" meta:date="2025-10-02T10:33:55.962979500"/>
  </office:meta>
</office:document-meta>
</file>